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sup>
                <mo stretchy="false">ω</mo>
                <mn>2</mn>
              </msup>
              <msup>
                <mi>c</mi>
                <mn>2</mn>
              </msup>
            </mfrac>
            <msub>
              <mo stretchy="false">μ</mo>
              <mtext>r</mtext>
            </msub>
            <msub>
              <mrow>
                <mover accent="true">
                  <mo stretchy="false">ϵ</mo>
                  <mo stretchy="false">̄</mo>
                </mover>
              </mrow>
              <mtext>r</mtext>
            </msub>
            <mrow>
              <mi/>
              <mo stretchy="false">≡</mo>
              <mi/>
            </mrow>
            <mfrac>
              <msup>
                <mo stretchy="false">ω</mo>
                <mn>2</mn>
              </msup>
              <msup>
                <mi>u</mi>
                <mn>2</mn>
              </msup>
            </mfrac>
            <mrow>
              <mi/>
              <mo stretchy="false">+</mo>
              <mi/>
            </mrow>
            <mtext>i</mtext>
            <mo stretchy="false">ω</mo>
            <msub>
              <mo stretchy="false">μ</mo>
              <mtext>r</mtext>
            </msub>
            <msub>
              <mo stretchy="false">μ</mo>
              <mn>0</mn>
            </msub>
            <mo stretchy="false">σ</mo>
          </mrow>
        </mtd>
      </mtr>
      <mtr>
        <mtd>
          <mrow>
            <mo stretchy="false">⇒</mo>
            <mi/>
            <msub>
              <mrow>
                <mover accent="true">
                  <mo stretchy="false">ϵ</mo>
                  <mo stretchy="false">̄</mo>
                </mover>
              </mrow>
              <mtext>r</mtext>
            </msub>
            <mrow>
              <mi/>
              <mo stretchy="false">=</mo>
              <mi/>
            </mrow>
            <msub>
              <mo stretchy="false">ϵ</mo>
              <mtext>r</mtext>
            </msub>
            <mrow>
              <mi/>
              <mo stretchy="false">+</mo>
              <mi/>
            </mrow>
            <mtext>i</mtext>
            <mfrac>
              <mrow>
                <msub>
                  <mo stretchy="false">μ</mo>
                  <mn>0</mn>
                </msub>
                <mo stretchy="false">σ</mo>
                <msup>
                  <mi>c</mi>
                  <mn>2</mn>
                </msup>
              </mrow>
              <mo stretchy="false">ω</mo>
            </mfrac>
          </mrow>
        </mtd>
      </mtr>
      <mtr>
        <mtd>
          <mrow/>
        </mtd>
      </mtr>
      <mtr>
        <mtd>
          <mrow>
            <mo stretchy="false">⇒</mo>
            <mi/>
            <msub>
              <mrow>
                <mover accent="true">
                  <mo stretchy="false">ϵ</mo>
                  <mo stretchy="false">̄</mo>
                </mover>
              </mrow>
              <mtext>r</mtext>
            </msub>
            <mrow>
              <mi/>
              <mo stretchy="false">=</mo>
              <mi/>
            </mrow>
            <msub>
              <mo stretchy="false">ϵ</mo>
              <mtext>r</mtext>
            </msub>
            <mrow>
              <mi/>
              <mo stretchy="false">+</mo>
              <mi/>
            </mrow>
            <mtext>i</mtext>
            <mfrac>
              <mo stretchy="false">σ</mo>
              <mrow>
                <msub>
                  <mo stretchy="false">ϵ</mo>
                  <mn>0</mn>
                </msub>
                <mo stretchy="false">ω</mo>
              </mrow>
            </mfrac>
            <mrow>
              <mi/>
              <mo stretchy="false">=</mo>
              <mi/>
            </mrow>
            <msub>
              <mrow>
                <mover accent="true">
                  <mo stretchy="false">ϵ</mo>
                  <mo stretchy="false">̄</mo>
                </mover>
              </mrow>
              <mtext>r</mtext>
            </msub>
            <mrow>
              <mo stretchy="false">(</mo>
              <mrow>
                <mo stretchy="false">ω</mo>
              </mrow>
              <mo stretchy="false">)</mo>
            </mrow>
          </mrow>
        </mtd>
      </mtr>
    </mtable>
    <annotation encoding="StarMath 5.0">%iomega^2 over c^2 %imu_"r" {bar %iepsilon}_"r" `equiv` %iomega^2 over u^2 `+` "i" %iomega %imu_"r" %mu_0 %isigma newline
drarrow ~ {bar %iepsilon}_"r" `=` %iepsilon_"r" `+` "i" {%mu_0 %isigma c^2} over %iomega newline newline
drarrow ~ {bar %iepsilon}_"r" `=` %iepsilon_"r" `+` "i" %isigma over {%epsilon_0 %iomega} `=` {bar %iepsilon}_"r"(%iomeg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1:04:50.525000000</meta:creation-date>
    <meta:generator>LibreOffice/4.1.4.2$Windows_x86 LibreOffice_project/0a0440ccc0227ad9829de5f46be37cfb6edcf72</meta:generator>
  </office:meta>
</office:document-meta>
</file>